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75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7cm" svg:x="8.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cm" svg:y1="1.8cm" svg:x2="10cm" svg:y2="2.6cm">
          <text:p/>
        </draw:line>
        <draw:custom-shape draw:style-name="gr1" draw:text-style-name="P2" draw:layer="layout" svg:width="11.4cm" svg:height="0.8cm" svg:x="4.3cm" svg:y="2.6cm">
          <text:p text:style-name="P1"><text:span text:style-name="T1">NumberToGuess ←Generate number in range 1-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3cm" svg:y1="3.4cm" svg:x2="10.3cm" svg:y2="4.4cm">
          <text:p/>
        </draw:line>
        <draw:custom-shape draw:style-name="gr1" draw:text-style-name="P3" draw:layer="layout" svg:width="6cm" svg:height="0.612cm" svg:x="7.2cm" svg:y="8.1cm">
          <text:p text:style-name="P1"><text:span text:style-name="T2">GET: 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762cm" svg:height="1.224cm" svg:x="8.3cm" svg:y="6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232cm" svg:y1="7.224cm" svg:x2="10.232cm" svg:y2="8.142cm">
          <text:p/>
        </draw:line>
        <draw:line draw:style-name="gr2" draw:text-style-name="P1" draw:layer="layout" svg:x1="10.13cm" svg:y1="8.754cm" svg:x2="10.13cm" svg:y2="10.08cm">
          <text:p/>
        </draw:line>
        <draw:custom-shape draw:style-name="gr1" draw:text-style-name="P1" draw:layer="layout" svg:width="1.424cm" svg:height="1.02cm" svg:x="9.6cm" svg:y="16.18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4.8cm" svg:height="5.957cm" svg:x="1cm" svg:y="6.5cm">
          <draw:text-box>
            <text:p>Key</text:p>
            <text:p><text:span text:style-name="T2">1 – number &gt; 100 or number &lt; 1</text:span></text:p>
            <text:p><text:span text:style-name="T2">2 – number = NumberToGuess</text:span></text:p>
            <text:p><text:span text:style-name="T2">3 – number &gt; Number to guess</text:span></text:p>
            <text:p><text:span text:style-name="T2">4 – number &lt; NumberToGuess</text:span></text:p>
            <text:p><text:span text:style-name="T2"/></text:p>
          </draw:text-box>
        </draw:frame>
        <draw:line draw:style-name="gr2" draw:text-style-name="P1" draw:layer="layout" svg:x1="11.064cm" svg:y1="16.598cm" svg:x2="13.2cm" svg:y2="16.7cm">
          <text:p/>
        </draw:line>
        <draw:custom-shape draw:style-name="gr1" draw:text-style-name="P2" draw:layer="layout" svg:width="3.1cm" svg:height="0.6cm" svg:x="8.6cm" svg:y="4.3cm">
          <text:p text:style-name="P1"><text:span text:style-name="T1">Count 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2cm" svg:y1="4.9cm" svg:x2="10.2cm" svg:y2="6.1cm">
          <text:p/>
        </draw:line>
        <draw:custom-shape draw:style-name="gr1" draw:text-style-name="P3" draw:layer="layout" svg:width="4.7cm" svg:height="0.8cm" svg:x="7.8cm" svg:y="10.1cm">
          <text:p text:style-name="P1"><text:span text:style-name="T2">Count ←Cou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1cm" svg:y1="11cm" svg:x2="10.1cm" svg:y2="12cm">
          <text:p/>
        </draw:line>
        <draw:frame draw:style-name="gr4" draw:text-style-name="P4" draw:layer="layout" svg:width="1.5cm" svg:height="0.806cm" svg:x="11cm" svg:y="15.7cm">
          <draw:text-box>
            <text:p text:style-name="P4"><text:span text:style-name="T2">True</text:span></text:p>
          </draw:text-box>
        </draw:frame>
        <draw:custom-shape draw:style-name="gr1" draw:text-style-name="P1" draw:layer="layout" svg:width="5.3cm" svg:height="0.9cm" svg:x="12.8cm" svg:y="16.2cm">
          <text:p text:style-name="P1">PUT: Cou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cm" svg:y1="17.2cm" svg:x2="10.3cm" svg:y2="18.6cm">
          <text:p/>
        </draw:line>
        <draw:custom-shape draw:style-name="gr1" draw:text-style-name="P1" draw:layer="layout" svg:width="1.3cm" svg:height="1.1cm" svg:x="9.8cm" svg:y="18.5cm">
          <text:p text:style-name="P1">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1cm" svg:y1="19cm" svg:x2="12.9cm" svg:y2="19cm">
          <text:p/>
        </draw:line>
        <draw:frame draw:style-name="gr5" draw:text-style-name="P4" draw:layer="layout" svg:width="1.7cm" svg:height="0.85cm" svg:x="11cm" svg:y="18.1cm">
          <draw:text-box>
            <text:p text:style-name="P4"><text:span text:style-name="T2">True</text:span></text:p>
          </draw:text-box>
        </draw:frame>
        <draw:custom-shape draw:style-name="gr1" draw:text-style-name="P3" draw:layer="layout" svg:width="7.8cm" svg:height="0.7cm" svg:x="12.2cm" svg:y="18.6cm">
          <text:p text:style-name="P1"><text:span text:style-name="T2">PUT: “Number too high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9.4cm" svg:y1="18.5cm" svg:x2="19.3cm" svg:y2="6.6cm">
          <text:p/>
        </draw:line>
        <draw:line draw:style-name="gr2" draw:text-style-name="P1" draw:layer="layout" svg:x1="20cm" svg:y1="6.6cm" svg:x2="12.2cm" svg:y2="6.6cm">
          <text:p/>
        </draw:line>
        <draw:line draw:style-name="gr2" draw:text-style-name="P1" draw:layer="layout" svg:x1="10.4cm" svg:y1="19.7cm" svg:x2="10.3cm" svg:y2="20.8cm">
          <text:p/>
        </draw:line>
        <draw:custom-shape draw:style-name="gr1" draw:text-style-name="P1" draw:layer="layout" svg:width="1.1cm" svg:height="1cm" svg:x="9.8cm" svg:y="20.7cm">
          <text:p text:style-name="P1">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.9cm" svg:y1="21.3cm" svg:x2="8.3cm" svg:y2="21.3cm">
          <text:p/>
        </draw:line>
        <draw:frame draw:style-name="gr5" draw:text-style-name="P5" draw:layer="layout" svg:width="1.8cm" svg:height="0.85cm" svg:x="8.8cm" svg:y="17.4cm">
          <draw:text-box>
            <text:p text:style-name="P5"><text:span text:style-name="T1">False</text:span></text:p>
          </draw:text-box>
        </draw:frame>
        <draw:frame draw:style-name="gr5" draw:text-style-name="P5" draw:layer="layout" svg:width="1.8cm" svg:height="0.85cm" svg:x="8.6cm" svg:y="19.7cm">
          <draw:text-box>
            <text:p text:style-name="P5"><text:span text:style-name="T1">False</text:span></text:p>
          </draw:text-box>
        </draw:frame>
        <draw:custom-shape draw:style-name="gr1" draw:text-style-name="P3" draw:layer="layout" svg:width="7.8cm" svg:height="0.7cm" svg:x="1.3cm" svg:y="20.9cm">
          <text:p text:style-name="P1"><text:span text:style-name="T2">PUT: “Number too low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1cm" svg:y1="20.8cm" svg:x2="5.1cm" svg:y2="6.7cm">
          <text:p/>
        </draw:line>
        <draw:line draw:style-name="gr2" draw:text-style-name="P1" draw:layer="layout" svg:x1="5.1cm" svg:y1="6.8cm" svg:x2="8.6cm" svg:y2="6.8cm">
          <text:p/>
        </draw:line>
        <draw:frame draw:style-name="gr5" draw:text-style-name="P4" draw:layer="layout" svg:width="1.7cm" svg:height="0.85cm" svg:x="8.6cm" svg:y="21.25cm">
          <draw:text-box>
            <text:p text:style-name="P4"><text:span text:style-name="T2">True</text:span></text:p>
          </draw:text-box>
        </draw:frame>
        <draw:line draw:style-name="gr2" draw:text-style-name="P1" draw:layer="layout" svg:x1="10.4cm" svg:y1="21.7cm" svg:x2="11.6cm" svg:y2="22.9cm">
          <text:p/>
        </draw:line>
        <draw:frame draw:style-name="gr5" draw:text-style-name="P5" draw:layer="layout" svg:width="1.8cm" svg:height="0.85cm" svg:x="10.9cm" svg:y="21.55cm">
          <draw:text-box>
            <text:p text:style-name="P5"><text:span text:style-name="T1">False</text:span></text:p>
          </draw:text-box>
        </draw:frame>
        <draw:custom-shape draw:style-name="gr1" draw:text-style-name="P3" draw:layer="layout" svg:width="8.7cm" svg:height="0.8cm" svg:x="10.8cm" svg:y="22.5cm">
          <text:p text:style-name="P1"><text:span text:style-name="T2">PUT:” Enter valid nu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8.6cm" svg:y1="22.9cm" svg:x2="20.3cm" svg:y2="22.9cm">
          <text:p/>
        </draw:line>
        <draw:line draw:style-name="gr2" draw:text-style-name="P1" draw:layer="layout" svg:x1="20cm" svg:y1="23cm" svg:x2="20cm" svg:y2="6.5cm">
          <text:p/>
        </draw:line>
        <draw:line draw:style-name="gr2" draw:text-style-name="P1" draw:layer="layout" svg:x1="16.1cm" svg:y1="17.1cm" svg:x2="16.1cm" svg:y2="27.4cm">
          <text:p/>
        </draw:line>
        <draw:custom-shape draw:style-name="gr1" draw:text-style-name="P1" draw:layer="layout" svg:width="2.6cm" svg:height="0.9cm" svg:x="14.9cm" svg:y="27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1cm" svg:height="1.1cm" svg:x="9.6cm" svg:y="11.9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5cm" svg:y1="12.5cm" svg:x2="12.3cm" svg:y2="12.5cm">
          <text:p/>
        </draw:line>
        <draw:frame draw:style-name="gr4" draw:text-style-name="P4" draw:layer="layout" svg:width="1.5cm" svg:height="0.806cm" svg:x="10.5cm" svg:y="11.5cm">
          <draw:text-box>
            <text:p text:style-name="P4"><text:span text:style-name="T2">True</text:span></text:p>
          </draw:text-box>
        </draw:frame>
        <draw:custom-shape draw:style-name="gr1" draw:text-style-name="P2" draw:layer="layout" svg:width="5.4cm" svg:height="0.9cm" svg:x="12.3cm" svg:y="12.1cm">
          <text:p text:style-name="P1"><text:span text:style-name="T1">Count ← Count -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1cm" svg:y1="12.8cm" svg:x2="10.3cm" svg:y2="16.4cm">
          <text:p/>
        </draw:line>
        <draw:line draw:style-name="gr2" draw:text-style-name="P1" draw:layer="layout" svg:x1="16.7cm" svg:y1="12.1cm" svg:x2="16.7cm" svg:y2="9.4cm">
          <text:p/>
        </draw:line>
        <draw:custom-shape draw:style-name="gr1" draw:text-style-name="P2" draw:layer="layout" svg:width="9.4cm" svg:height="0.6cm" svg:x="11cm" svg:y="8.9cm">
          <text:p text:style-name="P1"><text:span text:style-name="T1">PUT: “Enter a number within rang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6.6cm" svg:y1="8.9cm" svg:x2="16.6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1:07:18.399000000</meta:creation-date>
    <dc:date>2014-11-10T11:38:46.716000000</dc:date>
    <meta:editing-duration>PT15M36S</meta:editing-duration>
    <meta:editing-cycles>3</meta:editing-cycles>
    <meta:generator>LibreOffice/4.2.5.2$Windows_x86 LibreOffice_project/61cb170a04bb1f12e77c884eab9192be736ec5f5</meta:generator>
    <meta:document-statistic meta:object-count="48"/>
  </office:meta>
</office:document-meta>
</file>